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00%" fo:text-align="start" style:justify-single-word="false" fo:text-indent="1.27cm" style:auto-text-indent="false"/>
    </style:style>
    <style:style style:name="P5"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style:text-underline-style="solid" style:text-underline-type="double" style:text-underline-width="auto" style:text-underline-color="font-color" style:font-name-asian="Courier" style:font-size-asian="12pt" style:font-name-complex="Courier" style:font-size-complex="12pt"/>
    </style:style>
    <style:style style:name="T3"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4" style:family="text">
      <style:text-properties fo:color="#000000" loext:opacity="100%" style:text-position="sub 58%" style:font-name="Courier" fo:font-size="12pt" fo:font-weight="bold" style:font-name-asian="Courier" style:font-size-asian="12pt" style:font-weight-asian="bold" style:font-name-complex="Courier" style:font-size-complex="12pt" style:font-weight-complex="bold"/>
    </style:style>
    <style:style style:name="T5" style:family="text">
      <style:text-properties fo:color="#000000" loext:opacity="100%" style:text-position="super 58%" style:font-name="Courier" fo:font-size="12pt" style:text-underline-style="solid" style:text-underline-type="double" style:text-underline-width="auto" style:text-underline-color="font-color" style:font-name-asian="Courier" style:font-size-asian="12pt" style:font-name-complex="Courier" style:font-size-complex="12pt"/>
    </style:style>
    <style:style style:name="T6" style:family="text">
      <style:text-properties fo:color="#000000" loext:opacity="100%" style:text-position="sub 58%" style:font-name="Courier" fo:font-size="12pt"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2">/*<text:tab/><text:tab/><text:tab/><text:tab/><text:tab/><text:tab/><text:tab/><text:tab/><text:tab/><text:tab/><text:tab/><text:tab/><text:tab/><text:tab/><text:tab/><text:tab/><text:tab/><text:tab/>*/</text:p>
      <text:p text:style-name="P2">/*<text:tab/>Autor : Antonio Mesa <text:s/><text:tab/><text:tab/><text:tab/><text:tab/><text:tab/><text:tab/><text:tab/><text:tab/><text:tab/><text:tab/><text:tab/><text:tab/>*/</text:p>
      <text:p text:style-name="P2">/*<text:tab/><text:tab/><text:tab/><text:tab/><text:tab/><text:tab/><text:tab/><text:tab/><text:tab/><text:tab/><text:tab/><text:tab/><text:tab/><text:tab/><text:tab/><text:tab/><text:tab/><text:tab/>*/</text:p>
      <text:p text:style-name="P2">/*<text:tab/>Prefijo mnemotécnico del módulo : FC <text:s text:c="3"/><text:tab/><text:tab/><text:tab/><text:tab/><text:tab/><text:tab/><text:tab/>*/</text:p>
      <text:p text:style-name="P2">/*<text:tab/>Modelo de compilación :<text:tab/>WINDOWS<text:tab/><text:tab/><text:tab/><text:tab/><text:tab/><text:tab/><text:tab/><text:tab/><text:tab/><text:tab/>*/</text:p>
      <text:p text:style-name="P2">/* <text:tab/>Ultima versión : v 1.0<text:tab/><text:tab/><text:tab/><text:tab/><text:tab/><text:tab/><text:tab/><text:tab/><text:tab/><text:tab/>*/</text:p>
      <text:p text:style-name="P2">/*<text:tab/>Descripción : Convierte una matriz cuadrada en una <text:tab/>*/</text:p>
      <text:p text:style-name="P2">/*<text:tab/><text:tab/>matrices de una estructura determinada.<text:tab/><text:tab/><text:tab/><text:tab/><text:tab/><text:tab/><text:tab/><text:tab/><text:tab/>*/</text:p>
      <text:p text:style-name="P2">/*<text:tab/><text:tab/><text:tab/><text:tab/><text:tab/><text:tab/><text:tab/><text:tab/><text:tab/><text:tab/><text:tab/><text:tab/><text:tab/><text:tab/><text:tab/><text:tab/><text:tab/><text:tab/>*/</text:p>
      <text:p text:style-name="P2">/************************************************************/</text:p>
      <text:p text:style-name="P3"><text:span text:style-name="T1"/></text:p>
      <text:p text:style-name="P2">#ifndef FCMATRIZ</text:p>
      <text:p text:style-name="P2">#define FCMATRIZ</text:p>
      <text:p text:style-name="P3"><text:span text:style-name="T1"/></text:p>
      <text:p text:style-name="P2">void FCldu(matriz, matriz, vector, matriz, unsigned int);</text:p>
      <text:p text:style-name="P3"><text:span text:style-name="T1">/* Pre : La matriz </text:span><text:span text:style-name="T2">A</text:span><text:span text:style-name="T1"> de la cual se realiza la descomposición LDU debe ser una matriz no singular.</text:span></text:p>
      <text:p text:style-name="P2">Parámetros:</text:p>
      <text:p text:style-name="P3"><text:span text:style-name="T1">%1: Matriz </text:span><text:span text:style-name="T2">L</text:span><text:span text:style-name="T1">, triangular inferior, donde </text:span><text:span text:style-name="T3">l</text:span><text:span text:style-name="T4">ii</text:span><text:span text:style-name="T1"> = 1.0.</text:span></text:p>
      <text:p text:style-name="P3"><text:span text:style-name="T1">%2: Matriz </text:span><text:span text:style-name="T2">U</text:span><text:span text:style-name="T1">, triangular superior, donde </text:span><text:span text:style-name="T3">u</text:span><text:span text:style-name="T4">ii</text:span><text:span text:style-name="T1"> = 1.0.</text:span></text:p>
      <text:p text:style-name="P3"><text:span text:style-name="T1">%3: Vector </text:span><text:span text:style-name="T2">D</text:span><text:span text:style-name="T1">, representa una matriz diagonal, donde </text:span><text:span text:style-name="T3">d</text:span><text:span text:style-name="T4">ii</text:span><text:span text:style-name="T1"> = </text:span><text:span text:style-name="T3">d</text:span><text:span text:style-name="T4">i</text:span><text:span text:style-name="T1">.</text:span></text:p>
      <text:p text:style-name="P3"><text:span text:style-name="T1">%4: Matriz </text:span><text:span text:style-name="T2">A</text:span><text:span text:style-name="T1"> de la que se realiza la descomposición LDU.</text:span></text:p>
      <text:p text:style-name="P2">%5: Dimensión del problema.</text:p>
      <text:p text:style-name="P2">*/</text:p>
      <text:p text:style-name="P3"><text:span text:style-name="T1">/* Post : Si la matriz </text:span><text:span text:style-name="T2">A</text:span><text:span text:style-name="T1"> es singular dará un mensaje de error indicando que se realiza una división por cero. </text:span></text:p>
      <text:p text:style-name="P4"><text:span text:style-name="T1">Si la matriz </text:span><text:span text:style-name="T2">A</text:span><text:span text:style-name="T1"> se puede factorizar, entonces dará como resultado las matrices </text:span><text:span text:style-name="T2">L</text:span><text:span text:style-name="T1">,</text:span><text:span text:style-name="T2">U</text:span><text:span text:style-name="T1"> y el vector </text:span><text:span text:style-name="T2">D</text:span><text:span text:style-name="T1">. Representando:</text:span></text:p>
      <text:p text:style-name="P5"><text:span text:style-name="T2">LDU</text:span><text:span text:style-name="T1"> = </text:span><text:span text:style-name="T2">A</text:span></text:p>
      <text:p text:style-name="P2">*/</text:p>
      <text:p text:style-name="P3"><text:span text:style-name="T1"/></text:p>
      <text:p text:style-name="P2">void FCluRe(matriz, matriz, matriz, unsigned int);</text:p>
      <text:p text:style-name="P3"><text:span text:style-name="T1">/* Pre : La matriz </text:span><text:span text:style-name="T2">A</text:span><text:span text:style-name="T1"> de la cual se realiza una factorización LU debe ser no singular.</text:span></text:p>
      <text:p text:style-name="P2">Parámetros:</text:p>
      <text:p text:style-name="P3"><text:span text:style-name="T1">%1: Matriz </text:span><text:span text:style-name="T2">L</text:span><text:span text:style-name="T1">, triangular inferior, donde </text:span><text:span text:style-name="T3">l</text:span><text:span text:style-name="T4">ii</text:span><text:span text:style-name="T1"> = 1.0.</text:span></text:p>
      <text:p text:style-name="P3"><text:span text:style-name="T1">%2: Matriz </text:span><text:span text:style-name="T2">U</text:span><text:span text:style-name="T1">, triangular superior.</text:span></text:p>
      <text:p text:style-name="P3"><text:span text:style-name="T1">%3: Matriz </text:span><text:span text:style-name="T2">A</text:span><text:span text:style-name="T1">, de la que se realiza la descomposición LU.</text:span></text:p>
      <text:p text:style-name="P2"><text:soft-page-break/>%4: Dimensión del problema.</text:p>
      <text:p text:style-name="P2">*/</text:p>
      <text:p text:style-name="P3"><text:span text:style-name="T1">/* Post : Si la matriz </text:span><text:span text:style-name="T2">A</text:span><text:span text:style-name="T1"> es singular dará un mensaje de división por cero. Pero si la matriz </text:span><text:span text:style-name="T2">A</text:span><text:span text:style-name="T1"> puede descomponerse en LU, entonces representará la factorización de una matriz real:</text:span></text:p>
      <text:p text:style-name="P5"><text:span text:style-name="T2">LU</text:span><text:span text:style-name="T1"> = </text:span><text:span text:style-name="T2">A</text:span></text:p>
      <text:p text:style-name="P3"><text:span text:style-name="T1">donde </text:span><text:span text:style-name="T2">L</text:span><text:span text:style-name="T1">, </text:span><text:span text:style-name="T2">U</text:span><text:span text:style-name="T1"> y </text:span><text:span text:style-name="T2">A</text:span><text:span text:style-name="T1"> son matrices reales.</text:span></text:p>
      <text:p text:style-name="P2">*/</text:p>
      <text:p text:style-name="P3"><text:span text:style-name="T1"/></text:p>
      <text:p text:style-name="P2">void FCluCo(matriz, matriz, matriz, matriz, matriz, matriz, unsigned int);</text:p>
      <text:p text:style-name="P3"><text:span text:style-name="T1">/* Pre : Las matrices son complejas, y se representan en matrices separadas de parte real y parte imaginaria. La matriz </text:span><text:span text:style-name="T2">A</text:span><text:span text:style-name="T1"> debe ser una matriz no singular.</text:span></text:p>
      <text:p text:style-name="P2">Parámetros:</text:p>
      <text:p text:style-name="P3"><text:span text:style-name="T1">%1: Matriz </text:span><text:span text:style-name="T2">Lr</text:span><text:span text:style-name="T1">, parte real de </text:span><text:span text:style-name="T2">L</text:span><text:span text:style-name="T1">. Matriz triangular inferior, donde </text:span><text:span text:style-name="T3">lr</text:span><text:span text:style-name="T4">ii</text:span><text:span text:style-name="T1"> = 1.0.</text:span></text:p>
      <text:p text:style-name="P3"><text:span text:style-name="T1">%2: Matriz </text:span><text:span text:style-name="T2">Li</text:span><text:span text:style-name="T1">, parte imaginaria de </text:span><text:span text:style-name="T2">L</text:span><text:span text:style-name="T1">. Matriz triangular inferior, donde </text:span><text:span text:style-name="T3">lr</text:span><text:span text:style-name="T4">ii</text:span><text:span text:style-name="T1"> = 0.0.</text:span></text:p>
      <text:p text:style-name="P3"><text:span text:style-name="T1">%3: Matriz </text:span><text:span text:style-name="T2">Ur</text:span><text:span text:style-name="T1">, parte real de </text:span><text:span text:style-name="T2">U</text:span><text:span text:style-name="T1">. Matriz triangular superior.</text:span></text:p>
      <text:p text:style-name="P3"><text:span text:style-name="T1">%4: Matriz </text:span><text:span text:style-name="T2">Ui</text:span><text:span text:style-name="T1">, parte imaginaria de </text:span><text:span text:style-name="T2">U</text:span><text:span text:style-name="T1">. Matriz triangular superior.</text:span></text:p>
      <text:p text:style-name="P3"><text:span text:style-name="T1">%5: Matriz </text:span><text:span text:style-name="T2">Ar</text:span><text:span text:style-name="T1">, parte real de </text:span><text:span text:style-name="T2">A</text:span><text:span text:style-name="T1">.</text:span></text:p>
      <text:p text:style-name="P3"><text:span text:style-name="T1">%6: Matriz </text:span><text:span text:style-name="T2">Ai</text:span><text:span text:style-name="T1">, parte imaginaria de </text:span><text:span text:style-name="T2">A</text:span><text:span text:style-name="T1">.</text:span></text:p>
      <text:p text:style-name="P2">*/</text:p>
      <text:p text:style-name="P3"><text:span text:style-name="T1">/* Post : Si la matriz </text:span><text:span text:style-name="T2">A</text:span><text:span text:style-name="T1"> es singular dará un mensaje de error de división por cero. Pero si </text:span><text:span text:style-name="T2">A</text:span><text:span text:style-name="T1"> es factorizable según la descomposicón LU, entonces representará:</text:span></text:p>
      <text:p text:style-name="P5"><text:span text:style-name="T1">(</text:span><text:span text:style-name="T2">Lr</text:span><text:span text:style-name="T1"> + i</text:span><text:span text:style-name="T2">Li</text:span><text:span text:style-name="T1">)(</text:span><text:span text:style-name="T2">Ur</text:span><text:span text:style-name="T1"> + i</text:span><text:span text:style-name="T2">Ui</text:span><text:span text:style-name="T1">) = (</text:span><text:span text:style-name="T2">Ar</text:span><text:span text:style-name="T1"> + i</text:span><text:span text:style-name="T2">Ai</text:span><text:span text:style-name="T1">)</text:span></text:p>
      <text:p text:style-name="P2">o lo que es lo mismo:</text:p>
      <text:p text:style-name="P5"><text:span text:style-name="T2">LU</text:span><text:span text:style-name="T1"> = </text:span><text:span text:style-name="T2">A</text:span></text:p>
      <text:p text:style-name="P3"><text:span text:style-name="T1">donde </text:span><text:span text:style-name="T2">L</text:span><text:span text:style-name="T1">, </text:span><text:span text:style-name="T2">U</text:span><text:span text:style-name="T1"> y </text:span><text:span text:style-name="T2">A</text:span><text:span text:style-name="T1"> son matrices complejas.</text:span></text:p>
      <text:p text:style-name="P2">*/</text:p>
      <text:p text:style-name="P3"><text:span text:style-name="T1"/></text:p>
      <text:p text:style-name="P2">void FCchol(matriz, matriz, unsigned int);</text:p>
      <text:p text:style-name="P3"><text:span text:style-name="T1">/* Pre : La matriz </text:span><text:span text:style-name="T2">A</text:span><text:span text:style-name="T1"> debe ser una matriz no singular y simétrica definida positiva.</text:span></text:p>
      <text:p text:style-name="P2">Parámetros:</text:p>
      <text:p text:style-name="P3"><text:span text:style-name="T1">%1: Matriz </text:span><text:span text:style-name="T2">L</text:span><text:span text:style-name="T1">, triangular inferior.</text:span></text:p>
      <text:p text:style-name="P3"><text:span text:style-name="T1">%2: Matriz </text:span><text:span text:style-name="T2">A</text:span><text:span text:style-name="T1">.</text:span></text:p>
      <text:p text:style-name="P2">%3: Dimensión del problema.</text:p>
      <text:p text:style-name="P2">*/</text:p>
      <text:p text:style-name="P3"><text:span text:style-name="T1">/* Post : Si la matriz </text:span><text:span text:style-name="T2">A</text:span><text:span text:style-name="T1"> es singular dará un mensaje de división por cero, si no está definida positiva entonces dará un mensaje de que no puede efectuar la raiz cuadrada de un número negativo. Pero si es simétrica definida positiva entonces dará el resultado de la matriz </text:span><text:span text:style-name="T2">L</text:span><text:span text:style-name="T1"> que responde a la factorización de </text:span><text:soft-page-break/><text:span text:style-name="T1">Cholesky tal que:</text:span></text:p>
      <text:p text:style-name="P5"><text:span text:style-name="T2">LL</text:span><text:span text:style-name="T5">t</text:span><text:span text:style-name="T1"> = </text:span><text:span text:style-name="T2">A</text:span></text:p>
      <text:p text:style-name="P3"><text:span text:style-name="T1">donde </text:span><text:span text:style-name="T2">L</text:span><text:span text:style-name="T1"> y </text:span><text:span text:style-name="T2">A</text:span><text:span text:style-name="T1"> son matrices reales.</text:span></text:p>
      <text:p text:style-name="P2">*/</text:p>
      <text:p text:style-name="P3"><text:span text:style-name="T1"/></text:p>
      <text:p text:style-name="P2">void FCqrgram(matriz, matriz, matriz, unsigned int);</text:p>
      <text:p text:style-name="P3"><text:span text:style-name="T1">/* Pre : La matriz </text:span><text:span text:style-name="T2">A</text:span><text:span text:style-name="T1"> debe ser una matriz no singular.</text:span></text:p>
      <text:p text:style-name="P2">Parámetros:</text:p>
      <text:p text:style-name="P3"><text:span text:style-name="T1">%1: Matriz ortogonal </text:span><text:span text:style-name="T2">Q</text:span><text:span text:style-name="T1">.</text:span></text:p>
      <text:p text:style-name="P3"><text:span text:style-name="T1">%2: Matriz triangular superior </text:span><text:span text:style-name="T2">R</text:span><text:span text:style-name="T1">.</text:span></text:p>
      <text:p text:style-name="P3"><text:span text:style-name="T1">%3: Matriz </text:span><text:span text:style-name="T2">A</text:span><text:span text:style-name="T1">.</text:span></text:p>
      <text:p text:style-name="P2">*/</text:p>
      <text:p text:style-name="P3"><text:span text:style-name="T1">/* Post : Si la matriz </text:span><text:span text:style-name="T2">A</text:span><text:span text:style-name="T1"> es singular se produce un error avisando de la división por cero, pero si se puede realizar la descomposicón QR entonces representará la ecuación:</text:span></text:p>
      <text:p text:style-name="P5"><text:span text:style-name="T2">QR</text:span><text:span text:style-name="T1"> = </text:span><text:span text:style-name="T2">A</text:span></text:p>
      <text:p text:style-name="P3"><text:span text:style-name="T1">donde </text:span><text:span text:style-name="T2">Q</text:span><text:span text:style-name="T1">, </text:span><text:span text:style-name="T2">R</text:span><text:span text:style-name="T1"> y </text:span><text:span text:style-name="T2">A</text:span><text:span text:style-name="T1"> son matrices reales.</text:span></text:p>
      <text:p text:style-name="P6">Este procedimiento implementa la descomposicón QR siguiendo el método de Gramm-Schmidt modificado.</text:p>
      <text:p text:style-name="P2">*/</text:p>
      <text:p text:style-name="P3"><text:span text:style-name="T1"/></text:p>
      <text:p text:style-name="P2">void FCqrhouse(matriz, matriz, matriz, unsigned int);</text:p>
      <text:p text:style-name="P3"><text:span text:style-name="T1">/* Pre : La matriz </text:span><text:span text:style-name="T2">A</text:span><text:span text:style-name="T1"> debe ser una matriz no singular.</text:span></text:p>
      <text:p text:style-name="P2">Parámetros:</text:p>
      <text:p text:style-name="P3"><text:span text:style-name="T1">%1: Matriz ortogonal </text:span><text:span text:style-name="T2">Q</text:span><text:span text:style-name="T1">.</text:span></text:p>
      <text:p text:style-name="P3"><text:span text:style-name="T1">%2: Matriz triangular superior </text:span><text:span text:style-name="T2">R</text:span><text:span text:style-name="T1">.</text:span></text:p>
      <text:p text:style-name="P3"><text:span text:style-name="T1">%3: Matriz </text:span><text:span text:style-name="T2">A</text:span><text:span text:style-name="T1">.</text:span></text:p>
      <text:p text:style-name="P2">*/</text:p>
      <text:p text:style-name="P3"><text:span text:style-name="T1">/* Post : Si la matriz </text:span><text:span text:style-name="T2">A</text:span><text:span text:style-name="T1"> es singular se produce un error avisando de la división por cero, pero si se puede realizar la descomposicón QR entonces representará la ecuación:</text:span></text:p>
      <text:p text:style-name="P5"><text:span text:style-name="T2">QR</text:span><text:span text:style-name="T1"> = </text:span><text:span text:style-name="T2">A</text:span></text:p>
      <text:p text:style-name="P3"><text:span text:style-name="T1">donde </text:span><text:span text:style-name="T2">Q</text:span><text:span text:style-name="T1">, </text:span><text:span text:style-name="T2">R</text:span><text:span text:style-name="T1"> y </text:span><text:span text:style-name="T2">A</text:span><text:span text:style-name="T1"> son matrices reales.</text:span></text:p>
      <text:p text:style-name="P6">Este procedimiento implementa la descomposicón QR siguiendo el método de Householder.</text:p>
      <text:p text:style-name="P2">*/</text:p>
      <text:p text:style-name="P3"><text:span text:style-name="T1"/></text:p>
      <text:p text:style-name="P2">void FCqrgivens(matriz, matriz, escalar, escalar, unsigned int);</text:p>
      <text:p text:style-name="P3"><text:span text:style-name="T1">/* Pre : La matriz </text:span><text:span text:style-name="T2">A</text:span><text:span text:style-name="T1"> puede ser una matriz singular.</text:span></text:p>
      <text:p text:style-name="P2">Parámetros:</text:p>
      <text:p text:style-name="P3"><text:span text:style-name="T1">%1: A la entrada será la matriz </text:span><text:span text:style-name="T2">A</text:span><text:span text:style-name="T1">. A la salida será la matriz triangular superior </text:span><text:span text:style-name="T2">R</text:span><text:span text:style-name="T1">.</text:span></text:p>
      <text:p text:style-name="P3"><text:span text:style-name="T1">%2: Matriz ortogonal </text:span><text:span text:style-name="T2">Q</text:span><text:span text:style-name="T1">.</text:span></text:p>
      <text:p text:style-name="P3"><text:span text:style-name="T1">%3: Valor eps*║</text:span><text:span text:style-name="T2">A</text:span><text:span text:style-name="T1">║</text:span><text:span text:style-name="T6">max</text:span><text:span text:style-name="T1">.</text:span></text:p>
      <text:p text:style-name="P2">%4: Valor eps.</text:p>
      <text:p text:style-name="P2">%5: Dimensión del problema.</text:p>
      <text:p text:style-name="P2">*/</text:p>
      <text:p text:style-name="P2"><text:soft-page-break/>/* Post : Este procedimiento está pensado sobre todo para matrices singulares, hemos de tener en cuenta que cuando se trata de una descomposición QR de matrices singulares, entonces dicha descomposición no es única. El resultado se corresponde con la ecuación:</text:p>
      <text:p text:style-name="P5"><text:span text:style-name="T2">QR</text:span><text:span text:style-name="T1"> = </text:span><text:span text:style-name="T2">A</text:span></text:p>
      <text:p text:style-name="P3"><text:span text:style-name="T1">donde </text:span><text:span text:style-name="T2">Q</text:span><text:span text:style-name="T1">, </text:span><text:span text:style-name="T2">R</text:span><text:span text:style-name="T1"> y </text:span><text:span text:style-name="T2">A</text:span><text:span text:style-name="T1"> son matrices reales.</text:span></text:p>
      <text:p text:style-name="P2">*/</text:p>
      <text:p text:style-name="P3"><text:span text:style-name="T1"/></text:p>
      <text:p text:style-name="P2">void FChesstriorto(matriz, matriz, matriz, matriz, escalar, escalar, escalar, unsigned int);</text:p>
      <text:p text:style-name="P3"><text:span text:style-name="T1">/* Pre : La matriz </text:span><text:span text:style-name="T2">A</text:span><text:span text:style-name="T1"> puede ser una matriz cualquiera, pero la matriz </text:span><text:span text:style-name="T2">B</text:span><text:span text:style-name="T1"> debe ser triangular superior. Además las matrices </text:span><text:span text:style-name="T2">Q</text:span><text:span text:style-name="T1"> y </text:span><text:span text:style-name="T2">Z</text:span><text:span text:style-name="T1"> no pueden ser matrices nulas, sino que como mínimo deberán ser matrices identidad.</text:span></text:p>
      <text:p text:style-name="P2">Parámetros:</text:p>
      <text:p text:style-name="P3"><text:span text:style-name="T1">%1: A la entrada matriz </text:span><text:span text:style-name="T2">A</text:span><text:span text:style-name="T1">. A la salida matriz </text:span><text:span text:style-name="T2">A'</text:span><text:span text:style-name="T1"> Hessemberg superior.</text:span></text:p>
      <text:p text:style-name="P3"><text:span text:style-name="T1">%2: A la entrada matriz triangular superior </text:span><text:span text:style-name="T2">B</text:span><text:span text:style-name="T1">. A la salida matriz triangular superior </text:span><text:span text:style-name="T2">B'</text:span><text:span text:style-name="T1">.</text:span></text:p>
      <text:p text:style-name="P3"><text:span text:style-name="T1">%3: Matriz ortogonal </text:span><text:span text:style-name="T2">Q</text:span><text:span text:style-name="T1">.</text:span></text:p>
      <text:p text:style-name="P3"><text:span text:style-name="T1">%4: Matriz ortogonal </text:span><text:span text:style-name="T2">Z</text:span><text:span text:style-name="T1">.</text:span></text:p>
      <text:p text:style-name="P2">%5: Valor eps.</text:p>
      <text:p text:style-name="P3"><text:span text:style-name="T1">%6: Valor eps*║</text:span><text:span text:style-name="T2">A</text:span><text:span text:style-name="T1">║</text:span><text:span text:style-name="T6">max</text:span><text:span text:style-name="T1">.</text:span></text:p>
      <text:p text:style-name="P3"><text:span text:style-name="T1">%7: Valor eps*║</text:span><text:span text:style-name="T2">B</text:span><text:span text:style-name="T1">║</text:span><text:span text:style-name="T6">max</text:span><text:span text:style-name="T1">.</text:span></text:p>
      <text:p text:style-name="P2">%8: Dimensión del problema.</text:p>
      <text:p text:style-name="P2">*/</text:p>
      <text:p text:style-name="P3"><text:span text:style-name="T1">/* Post : Las matrices </text:span><text:span text:style-name="T2">A</text:span><text:span text:style-name="T1">, </text:span><text:span text:style-name="T2">B</text:span><text:span text:style-name="T1">, </text:span><text:span text:style-name="T2">Q</text:span><text:span text:style-name="T1"> y </text:span><text:span text:style-name="T2">Z</text:span><text:span text:style-name="T1"> se ven modificadas, de tal modo que se corresponden con las ecuaciones:</text:span></text:p>
      <text:p text:style-name="P5"><text:span text:style-name="T2">A'</text:span><text:span text:style-name="T1"> = </text:span><text:span text:style-name="T2">QAZ</text:span></text:p>
      <text:p text:style-name="P5"><text:span text:style-name="T2">B'</text:span><text:span text:style-name="T1"> = </text:span><text:span text:style-name="T2">QBZ</text:span></text:p>
      <text:p text:style-name="P3"><text:span text:style-name="T1">donde todas las matrices son reales. La estructura de la matriz </text:span><text:span text:style-name="T2">A'</text:span><text:span text:style-name="T1"> es Hessemberg superior, y la de </text:span><text:span text:style-name="T2">B'</text:span><text:span text:style-name="T1"> es triangular superior.</text:span></text:p>
      <text:p text:style-name="P2">*/</text:p>
      <text:p text:style-name="P3"><text:span text:style-name="T1"/></text:p>
      <text:p text:style-name="P2">void FChesstriorto2(matriz, matriz, escalar, escalar, unsigned int);</text:p>
      <text:p text:style-name="P3"><text:span text:style-name="T1">/* Pre : Este procedimiento es similar al OPhesstriorto, solo que al no tener que operar con las matrices </text:span><text:span text:style-name="T2">Q</text:span><text:span text:style-name="T1"> y </text:span><text:span text:style-name="T2">Z</text:span><text:span text:style-name="T1"> se reduce el número de operaciones a realizar en la rutina.</text:span></text:p>
      <text:p text:style-name="P2">Parámetros:</text:p>
      <text:p text:style-name="P3"><text:span text:style-name="T1">%1: A la entrada matriz </text:span><text:span text:style-name="T2">A</text:span><text:span text:style-name="T1">. A la salida matriz </text:span><text:span text:style-name="T2">A'</text:span><text:span text:style-name="T1"> Hessemberg superior.</text:span></text:p>
      <text:p text:style-name="P3"><text:span text:style-name="T1">%2: A la entrada matriz </text:span><text:span text:style-name="T2">B</text:span><text:span text:style-name="T1"> triangular superior. A la salida matriz </text:span><text:span text:style-name="T2">B'</text:span><text:span text:style-name="T1"> triangular superior.</text:span></text:p>
      <text:p text:style-name="P3"><text:span text:style-name="T1">%3: Valor eps*║</text:span><text:span text:style-name="T2">A</text:span><text:span text:style-name="T1">║</text:span><text:span text:style-name="T6">max</text:span><text:span text:style-name="T1">.</text:span></text:p>
      <text:p text:style-name="P3"><text:span text:style-name="T1">%4: Valor eps*║</text:span><text:span text:style-name="T2">B</text:span><text:span text:style-name="T1">║</text:span><text:span text:style-name="T6">max</text:span><text:span text:style-name="T1">.</text:span></text:p>
      <text:p text:style-name="P2"><text:soft-page-break/>%5: Dimensión del problema.</text:p>
      <text:p text:style-name="P2">*/</text:p>
      <text:p text:style-name="P3"><text:span text:style-name="T1">/* Post : El propósito es conseguir que la matriz </text:span><text:span text:style-name="T2">A'</text:span><text:span text:style-name="T1"> adquiera una estructura Hessemberg superior, y la matriz </text:span><text:span text:style-name="T2">B'</text:span><text:span text:style-name="T1"> tenga una estructura triangular superior.</text:span></text:p>
      <text:p text:style-name="P2">*/</text:p>
      <text:p text:style-name="P3"><text:span text:style-name="T1"/></text:p>
      <text:p text:style-name="P2">#endi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X86_64 LibreOffice_project/48a6bac9e7e268aeb4c3483fcf825c94556d9f92</meta:generator>
    <meta:document-statistic meta:table-count="0" meta:image-count="0" meta:object-count="0" meta:page-count="5" meta:paragraph-count="131" meta:word-count="1072" meta:character-count="6199" meta:non-whitespace-character-count="5154"/>
  </office:meta>
</office:document-meta>
</file>